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f8e7" officeooo:paragraph-rsid="0000f8e7"/>
    </style:style>
    <style:style style:name="P2" style:family="paragraph" style:parent-style-name="Standard">
      <style:text-properties officeooo:rsid="00025850" officeooo:paragraph-rsid="00025850"/>
    </style:style>
    <style:style style:name="P3" style:family="paragraph" style:parent-style-name="Standard">
      <style:text-properties officeooo:rsid="0002633d" officeooo:paragraph-rsid="0002633d"/>
    </style:style>
    <style:style style:name="P4" style:family="paragraph" style:parent-style-name="Standard">
      <style:text-properties officeooo:rsid="0005f8ce" officeooo:paragraph-rsid="0005f8ce"/>
    </style:style>
    <style:style style:name="P5" style:family="paragraph" style:parent-style-name="Standard">
      <style:text-properties officeooo:rsid="0006e68e" officeooo:paragraph-rsid="0006e68e"/>
    </style:style>
    <style:style style:name="P6" style:family="paragraph" style:parent-style-name="Standard">
      <style:text-properties officeooo:rsid="00077aae" officeooo:paragraph-rsid="00077aae"/>
    </style:style>
    <style:style style:name="T1" style:family="text">
      <style:text-properties officeooo:rsid="00045bd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réseaux</text:p>
      <text:p text:style-name="P1"/>
      <text:p text:style-name="P5">Introduction :</text:p>
      <text:p text:style-name="P5">L’objectif de ce projet est de créer un jeu distant auquel plusieurs clients se connecteront. Le jeu en question est tron donc la communication ne devra pas être bloquante.</text:p>
      <text:p text:style-name="P5">Le serveur fera tous les calculs et la seule chose que ferra le client c’est la détection de la touche et l’affichage du jeu.</text:p>
      <text:p text:style-name="P5"/>
      <text:p text:style-name="P6">Paquets envoyés et reçus.</text:p>
      <text:p text:style-name="P6">Dans l’idéal si on voulait pousser plus le jeu nous aurions dû mettre en place de paquets contenant les informations nécessaires. </text:p>
      <text:p text:style-name="P6">Cela permet d’identifier le message, et faire en sorte que si un message est reçu à un mauvais moment alors nous aurions ignoré le paquets.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Explication du <text:span text:style-name="T1">fonctionnement</text:span> coté client : </text:p>
      <text:p text:style-name="P2">Le client à accès à 6 touches :</text:p>
      <text:p text:style-name="P2">Les 4 touches directionnelles z,q,s,d ou i,j,k,l.</text:p>
      <text:p text:style-name="P2">Les touches « espace » et x qui pourront laisser/retirer un « trail » sur le chemin ou permettront à un joueur d’abandonner.</text:p>
      <text:p text:style-name="P2">Ces touches seront traduites grâce à la fonction key_to_int et seront ensuite envoyées au serveur le serveur.</text:p>
      <text:p text:style-name="P2">Le client recevra de manière périodique le jeu et en fera l’affichage grâce à la fonction affichage.</text:p>
      <text:p text:style-name="P3">L’affichage fonctionne de <text:span text:style-name="T1">façon</text:span> simple :</text:p>
      <text:p text:style-name="P3">Si la case contient 111 alors c’est un mur.</text:p>
      <text:p text:style-name="P3">La case vide n’a pas de valeur définie et la valeur nulle est attribué à la position du joueur 1. Nous avons donc pris la liberté de lui attribuer la valeur 100.</text:p>
      <text:p text:style-name="P3">Pour ce qui est des joueurs c’est leur valeur, cela va de 0 à 1. Et leur trail c’est cette valeur + 50.</text:p>
      <text:p text:style-name="P4">Si le client lea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1T15:14:42.691722287</meta:creation-date>
    <meta:editing-duration>PT2H25M47S</meta:editing-duration>
    <meta:editing-cycles>5</meta:editing-cycles>
    <meta:generator>LibreOffice/6.0.7.3$Linux_X86_64 LibreOffice_project/00m0$Build-3</meta:generator>
    <dc:date>2022-12-11T22:21:46.648803427</dc:date>
    <meta:document-statistic meta:table-count="0" meta:image-count="0" meta:object-count="0" meta:page-count="1" meta:paragraph-count="18" meta:word-count="259" meta:character-count="1442" meta:non-whitespace-character-count="1199"/>
  </office:meta>
</office:document-meta>
</file>